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Calibri" style:font-name-complex="Calibri" fo:font-weight="bold" style:font-weight-asian="bold" style:font-weight-complex="bold" fo:font-size="10pt" style:font-size-asian="10pt" style:font-size-complex="10pt" fo:language="en" fo:country="IE"/>
    </style:style>
    <style:style style:name="T2"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3" style:parent-style-name="DefaultParagraphFont" style:family="text">
      <style:text-properties style:font-name="Calibri" style:font-name-complex="Calibri" fo:font-size="10pt" style:font-size-asian="10pt" style:font-size-complex="10pt" fo:language="en" fo:country="IE"/>
    </style:style>
    <style:style style:name="T4" style:parent-style-name="DefaultParagraphFont" style:family="text">
      <style:text-properties style:font-name="Calibri" style:font-name-complex="Calibri" fo:font-size="10pt" style:font-size-asian="10pt" style:font-size-complex="10pt" fo:language="en" fo:country="IE"/>
    </style:style>
    <style:style style:name="T5" style:parent-style-name="DefaultParagraphFont" style:family="text">
      <style:text-properties style:font-name="Segoe UI Emoji" style:font-name-complex="Segoe UI Emoji" fo:font-size="10pt" style:font-size-asian="10pt" style:font-size-complex="10pt" fo:language="en" fo:country="IE"/>
    </style:style>
    <style:style style:name="T6" style:parent-style-name="DefaultParagraphFont" style:family="text">
      <style:text-properties style:font-name="Calibri" style:font-name-complex="Calibri" fo:font-size="10pt" style:font-size-asian="10pt" style:font-size-complex="10pt" fo:language="en" fo:country="IE"/>
    </style:style>
    <style:style style:name="T7" style:parent-style-name="DefaultParagraphFont" style:family="text">
      <style:text-properties style:font-name="Segoe UI Emoji" style:font-name-complex="Segoe UI Emoji" fo:font-size="10pt" style:font-size-asian="10pt" style:font-size-complex="10pt" fo:language="en" fo:country="IE"/>
    </style:style>
    <style:style style:name="T8" style:parent-style-name="DefaultParagraphFont" style:family="text">
      <style:text-properties style:font-name="Calibri" style:font-name-complex="Calibri" fo:font-size="10pt" style:font-size-asian="10pt" style:font-size-complex="10pt" fo:language="en" fo:country="IE"/>
    </style:style>
    <style:style style:name="T9" style:parent-style-name="DefaultParagraphFont" style:family="text">
      <style:text-properties style:font-name="Calibri" style:font-name-complex="Calibri" fo:font-size="10pt" style:font-size-asian="10pt" style:font-size-complex="10pt" fo:language="en" fo:country="IE"/>
    </style:style>
    <style:style style:name="T10" style:parent-style-name="DefaultParagraphFont" style:family="text">
      <style:text-properties style:font-name="Calibri" style:font-name-complex="Calibri" fo:font-size="10pt" style:font-size-asian="10pt" style:font-size-complex="10pt" fo:language="en" fo:country="IE"/>
    </style:style>
    <style:style style:name="P11"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P12" style:parent-style-name="Normal" style:family="paragraph">
      <style:text-properties style:font-name="Calibri" style:font-name-complex="Calibri" fo:font-size="10pt" style:font-size-asian="10pt" style:font-size-complex="10pt" fo:language="en" fo:country="IE"/>
    </style:style>
    <style:style style:name="T13" style:parent-style-name="DefaultParagraphFont" style:family="text">
      <style:text-properties style:font-name="Calibri" style:font-name-complex="Calibri" fo:font-size="10pt" style:font-size-asian="10pt" style:font-size-complex="10pt" fo:language="en" fo:country="IE"/>
    </style:style>
    <style:style style:name="P14"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P15" style:parent-style-name="Normal" style:family="paragraph">
      <style:paragraph-properties fo:text-align="justify"/>
    </style:style>
    <style:style style:name="T16" style:parent-style-name="DefaultParagraphFont" style:family="text">
      <style:text-properties style:font-name="Calibri" style:font-name-complex="Calibri" fo:font-size="10pt" style:font-size-asian="10pt" style:font-size-complex="10pt"/>
    </style:style>
    <style:style style:name="T17" style:parent-style-name="DefaultParagraphFont" style:family="text">
      <style:text-properties style:font-name="Calibri" style:font-name-complex="Calibri" fo:font-size="10pt" style:font-size-asian="10pt" style:font-size-complex="10pt"/>
    </style:style>
    <style:style style:name="T18" style:parent-style-name="DefaultParagraphFont" style:family="text">
      <style:text-properties style:font-name="Calibri" style:font-name-complex="Calibri" fo:font-size="10pt" style:font-size-asian="10pt" style:font-size-complex="10pt"/>
    </style:style>
    <style:style style:name="T19" style:parent-style-name="DefaultParagraphFont" style:family="text">
      <style:text-properties style:font-name="Calibri" style:font-name-complex="Calibri" fo:font-size="10pt" style:font-size-asian="10pt" style:font-size-complex="10pt"/>
    </style:style>
    <style:style style:name="T20" style:parent-style-name="DefaultParagraphFont" style:family="text">
      <style:text-properties style:font-name="Calibri" style:font-name-complex="Calibri" fo:font-size="10pt" style:font-size-asian="10pt" style:font-size-complex="10pt"/>
    </style:style>
    <style:style style:name="T21" style:parent-style-name="DefaultParagraphFont" style:family="text">
      <style:text-properties style:font-name="Calibri" style:font-name-complex="Calibri" fo:font-size="10pt" style:font-size-asian="10pt" style:font-size-complex="10pt"/>
    </style:style>
    <style:style style:name="T22" style:parent-style-name="DefaultParagraphFont" style:family="text">
      <style:text-properties style:font-name="Calibri" style:font-name-complex="Calibri" fo:font-size="10pt" style:font-size-asian="10pt" style:font-size-complex="10pt"/>
    </style:style>
    <style:style style:name="T23" style:parent-style-name="DefaultParagraphFont" style:family="text">
      <style:text-properties style:font-name="Calibri" style:font-name-complex="Calibri" fo:font-size="10pt" style:font-size-asian="10pt" style:font-size-complex="10pt" fo:language="en" fo:country="IE"/>
    </style:style>
    <style:style style:name="P24"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P25" style:parent-style-name="Normal" style:list-style-name="LFO14" style:family="paragraph"/>
    <style:style style:name="T2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27" style:parent-style-name="DefaultParagraphFont" style:family="text">
      <style:text-properties style:font-name="Calibri" style:font-name-complex="Calibri" fo:font-size="10pt" style:font-size-asian="10pt" style:font-size-complex="10pt" fo:language="en" fo:country="IE"/>
    </style:style>
    <style:style style:name="P28" style:parent-style-name="Normal" style:list-style-name="LFO14" style:family="paragraph"/>
    <style:style style:name="T2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30" style:parent-style-name="DefaultParagraphFont" style:family="text">
      <style:text-properties style:font-name="Calibri" style:font-name-complex="Calibri" fo:font-size="10pt" style:font-size-asian="10pt" style:font-size-complex="10pt" fo:language="en" fo:country="IE"/>
    </style:style>
    <style:style style:name="P31" style:parent-style-name="Normal" style:list-style-name="LFO14" style:family="paragraph"/>
    <style:style style:name="T32"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33" style:parent-style-name="DefaultParagraphFont" style:family="text">
      <style:text-properties style:font-name="Calibri" style:font-name-complex="Calibri" fo:font-size="10pt" style:font-size-asian="10pt" style:font-size-complex="10pt" fo:language="en" fo:country="IE"/>
    </style:style>
    <style:style style:name="T34" style:parent-style-name="DefaultParagraphFont" style:family="text">
      <style:text-properties style:font-name="Calibri" style:font-name-complex="Calibri" fo:font-size="10pt" style:font-size-asian="10pt" style:font-size-complex="10pt" fo:language="en" fo:country="IE"/>
    </style:style>
    <style:style style:name="P35"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P36"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T37"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38"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39" style:parent-style-name="DefaultParagraphFont" style:family="text">
      <style:text-properties style:font-name="Calibri" style:font-name-complex="Calibri" fo:font-style="italic" style:font-style-asian="italic" style:font-style-complex="italic" fo:font-size="10pt" style:font-size-asian="10pt" style:font-size-complex="10pt" fo:language="en" fo:country="IE"/>
    </style:style>
    <style:style style:name="T40" style:parent-style-name="DefaultParagraphFont" style:family="text">
      <style:text-properties style:font-name="Calibri" style:font-name-complex="Calibri" fo:font-size="10pt" style:font-size-asian="10pt" style:font-size-complex="10pt" fo:language="en" fo:country="IE"/>
    </style:style>
    <style:style style:name="P41" style:parent-style-name="Normal" style:list-style-name="LFO16" style:family="paragraph"/>
    <style:style style:name="T42" style:parent-style-name="DefaultParagraphFont" style:family="text">
      <style:text-properties style:font-name="Calibri" style:font-name-complex="Calibri" fo:font-size="10pt" style:font-size-asian="10pt" style:font-size-complex="10pt" fo:language="en" fo:country="IE"/>
    </style:style>
    <style:style style:name="T43"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44" style:parent-style-name="DefaultParagraphFont" style:family="text">
      <style:text-properties style:font-name="Calibri" style:font-name-complex="Calibri" fo:font-size="10pt" style:font-size-asian="10pt" style:font-size-complex="10pt" fo:language="en" fo:country="IE"/>
    </style:style>
    <style:style style:name="P45" style:parent-style-name="Normal" style:list-style-name="LFO16" style:family="paragraph"/>
    <style:style style:name="T46" style:parent-style-name="DefaultParagraphFont" style:family="text">
      <style:text-properties style:font-name="Calibri" style:font-name-complex="Calibri" fo:font-size="10pt" style:font-size-asian="10pt" style:font-size-complex="10pt" fo:language="en" fo:country="IE"/>
    </style:style>
    <style:style style:name="T47"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48" style:parent-style-name="DefaultParagraphFont" style:family="text">
      <style:text-properties style:font-name="Calibri" style:font-name-complex="Calibri" fo:font-size="10pt" style:font-size-asian="10pt" style:font-size-complex="10pt" fo:language="en" fo:country="IE"/>
    </style:style>
    <style:style style:name="P49" style:parent-style-name="Normal" style:list-style-name="LFO16" style:family="paragraph"/>
    <style:style style:name="T50" style:parent-style-name="DefaultParagraphFont" style:family="text">
      <style:text-properties style:font-name="Calibri" style:font-name-complex="Calibri" fo:font-size="10pt" style:font-size-asian="10pt" style:font-size-complex="10pt" fo:language="en" fo:country="IE"/>
    </style:style>
    <style:style style:name="T51"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52" style:parent-style-name="DefaultParagraphFont" style:family="text">
      <style:text-properties style:font-name="Calibri" style:font-name-complex="Calibri" fo:font-size="10pt" style:font-size-asian="10pt" style:font-size-complex="10pt" fo:language="en" fo:country="IE"/>
    </style:style>
    <style:style style:name="P53" style:parent-style-name="Normal" style:list-style-name="LFO16" style:family="paragraph"/>
    <style:style style:name="T54" style:parent-style-name="DefaultParagraphFont" style:family="text">
      <style:text-properties style:font-name="Calibri" style:font-name-complex="Calibri" fo:font-size="10pt" style:font-size-asian="10pt" style:font-size-complex="10pt" fo:language="en" fo:country="IE"/>
    </style:style>
    <style:style style:name="T5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56" style:parent-style-name="DefaultParagraphFont" style:family="text">
      <style:text-properties style:font-name="Calibri" style:font-name-complex="Calibri" fo:font-size="10pt" style:font-size-asian="10pt" style:font-size-complex="10pt" fo:language="en" fo:country="IE"/>
    </style:style>
    <style:style style:name="P57" style:parent-style-name="Normal" style:list-style-name="LFO16" style:family="paragraph"/>
    <style:style style:name="T58" style:parent-style-name="DefaultParagraphFont" style:family="text">
      <style:text-properties style:font-name="Calibri" style:font-name-complex="Calibri" fo:font-size="10pt" style:font-size-asian="10pt" style:font-size-complex="10pt" fo:language="en" fo:country="IE"/>
    </style:style>
    <style:style style:name="T5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60" style:parent-style-name="DefaultParagraphFont" style:family="text">
      <style:text-properties style:font-name="Calibri" style:font-name-complex="Calibri" fo:font-size="10pt" style:font-size-asian="10pt" style:font-size-complex="10pt" fo:language="en" fo:country="IE"/>
    </style:style>
    <style:style style:name="T61"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62" style:parent-style-name="DefaultParagraphFont" style:family="text">
      <style:text-properties style:font-name="Calibri" style:font-name-complex="Calibri" fo:font-size="10pt" style:font-size-asian="10pt" style:font-size-complex="10pt" fo:language="en" fo:country="IE"/>
    </style:style>
    <style:style style:name="P63" style:parent-style-name="Normal" style:list-style-name="LFO16" style:family="paragraph"/>
    <style:style style:name="T64" style:parent-style-name="DefaultParagraphFont" style:family="text">
      <style:text-properties style:font-name="Calibri" style:font-name-complex="Calibri" fo:font-size="10pt" style:font-size-asian="10pt" style:font-size-complex="10pt" fo:language="en" fo:country="IE"/>
    </style:style>
    <style:style style:name="T6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66" style:parent-style-name="DefaultParagraphFont" style:family="text">
      <style:text-properties style:font-name="Calibri" style:font-name-complex="Calibri" fo:font-size="10pt" style:font-size-asian="10pt" style:font-size-complex="10pt" fo:language="en" fo:country="IE"/>
    </style:style>
    <style:style style:name="T67" style:parent-style-name="DefaultParagraphFont" style:family="text">
      <style:text-properties style:font-name="Calibri" style:font-name-complex="Calibri" fo:font-size="10pt" style:font-size-asian="10pt" style:font-size-complex="10pt" fo:language="en" fo:country="IE"/>
    </style:style>
    <style:style style:name="P68"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T6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70" style:parent-style-name="DefaultParagraphFont" style:family="text">
      <style:text-properties style:font-name="Calibri" style:font-name-complex="Calibri" fo:font-size="10pt" style:font-size-asian="10pt" style:font-size-complex="10pt" fo:language="en" fo:country="IE"/>
    </style:style>
    <style:style style:name="T71" style:parent-style-name="DefaultParagraphFont" style:family="text">
      <style:text-properties style:font-name="Calibri" style:font-name-complex="Calibri" fo:font-style="italic" style:font-style-asian="italic" style:font-style-complex="italic" fo:font-size="10pt" style:font-size-asian="10pt" style:font-size-complex="10pt" fo:language="en" fo:country="IE"/>
    </style:style>
    <style:style style:name="P72" style:parent-style-name="Normal" style:list-style-name="LFO17" style:family="paragraph"/>
    <style:style style:name="T73" style:parent-style-name="DefaultParagraphFont" style:family="text">
      <style:text-properties style:font-name="Calibri" style:font-name-complex="Calibri" fo:font-size="10pt" style:font-size-asian="10pt" style:font-size-complex="10pt" fo:language="en" fo:country="IE"/>
    </style:style>
    <style:style style:name="T7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75" style:parent-style-name="DefaultParagraphFont" style:family="text">
      <style:text-properties style:font-name="Calibri" style:font-name-complex="Calibri" fo:font-size="10pt" style:font-size-asian="10pt" style:font-size-complex="10pt" fo:language="en" fo:country="IE"/>
    </style:style>
    <style:style style:name="P76" style:parent-style-name="Normal" style:list-style-name="LFO17" style:family="paragraph"/>
    <style:style style:name="T77" style:parent-style-name="DefaultParagraphFont" style:family="text">
      <style:text-properties style:font-name="Calibri" style:font-name-complex="Calibri" fo:font-size="10pt" style:font-size-asian="10pt" style:font-size-complex="10pt" fo:language="en" fo:country="IE"/>
    </style:style>
    <style:style style:name="T78"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79" style:parent-style-name="DefaultParagraphFont" style:family="text">
      <style:text-properties style:font-name="Calibri" style:font-name-complex="Calibri" fo:font-size="10pt" style:font-size-asian="10pt" style:font-size-complex="10pt" fo:language="en" fo:country="IE"/>
    </style:style>
    <style:style style:name="T80"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81" style:parent-style-name="DefaultParagraphFont" style:family="text">
      <style:text-properties style:font-name="Calibri" style:font-name-complex="Calibri" fo:font-size="10pt" style:font-size-asian="10pt" style:font-size-complex="10pt" fo:language="en" fo:country="IE"/>
    </style:style>
    <style:style style:name="P82" style:parent-style-name="Normal" style:list-style-name="LFO17" style:family="paragraph"/>
    <style:style style:name="T83" style:parent-style-name="DefaultParagraphFont" style:family="text">
      <style:text-properties style:font-name="Calibri" style:font-name-complex="Calibri" fo:font-size="10pt" style:font-size-asian="10pt" style:font-size-complex="10pt" fo:language="en" fo:country="IE"/>
    </style:style>
    <style:style style:name="T8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85" style:parent-style-name="DefaultParagraphFont" style:family="text">
      <style:text-properties style:font-name="Calibri" style:font-name-complex="Calibri" fo:font-size="10pt" style:font-size-asian="10pt" style:font-size-complex="10pt" fo:language="en" fo:country="IE"/>
    </style:style>
    <style:style style:name="P86" style:parent-style-name="Normal" style:list-style-name="LFO17" style:family="paragraph"/>
    <style:style style:name="T87" style:parent-style-name="DefaultParagraphFont" style:family="text">
      <style:text-properties style:font-name="Calibri" style:font-name-complex="Calibri" fo:font-size="10pt" style:font-size-asian="10pt" style:font-size-complex="10pt" fo:language="en" fo:country="IE"/>
    </style:style>
    <style:style style:name="T88"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89" style:parent-style-name="DefaultParagraphFont" style:family="text">
      <style:text-properties style:font-name="Calibri" style:font-name-complex="Calibri" fo:font-size="10pt" style:font-size-asian="10pt" style:font-size-complex="10pt" fo:language="en" fo:country="IE"/>
    </style:style>
    <style:style style:name="P90" style:parent-style-name="Normal" style:list-style-name="LFO17" style:family="paragraph"/>
    <style:style style:name="T91" style:parent-style-name="DefaultParagraphFont" style:family="text">
      <style:text-properties style:font-name="Calibri" style:font-name-complex="Calibri" fo:font-size="10pt" style:font-size-asian="10pt" style:font-size-complex="10pt" fo:language="en" fo:country="IE"/>
    </style:style>
    <style:style style:name="T92"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93" style:parent-style-name="DefaultParagraphFont" style:family="text">
      <style:text-properties style:font-name="Calibri" style:font-name-complex="Calibri" fo:font-size="10pt" style:font-size-asian="10pt" style:font-size-complex="10pt" fo:language="en" fo:country="IE"/>
    </style:style>
    <style:style style:name="P94" style:parent-style-name="Normal" style:list-style-name="LFO17" style:family="paragraph"/>
    <style:style style:name="T95" style:parent-style-name="DefaultParagraphFont" style:family="text">
      <style:text-properties style:font-name="Calibri" style:font-name-complex="Calibri" fo:font-size="10pt" style:font-size-asian="10pt" style:font-size-complex="10pt" fo:language="en" fo:country="IE"/>
    </style:style>
    <style:style style:name="T9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97" style:parent-style-name="DefaultParagraphFont" style:family="text">
      <style:text-properties style:font-name="Calibri" style:font-name-complex="Calibri" fo:font-size="10pt" style:font-size-asian="10pt" style:font-size-complex="10pt" fo:language="en" fo:country="IE"/>
    </style:style>
    <style:style style:name="T98" style:parent-style-name="DefaultParagraphFont" style:family="text">
      <style:text-properties style:font-name="Calibri" style:font-name-complex="Calibri" fo:font-size="10pt" style:font-size-asian="10pt" style:font-size-complex="10pt" fo:language="en" fo:country="IE"/>
    </style:style>
    <style:style style:name="P99"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T100"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01" style:parent-style-name="DefaultParagraphFont" style:family="text">
      <style:text-properties style:font-name="Calibri" style:font-name-complex="Calibri" fo:font-size="10pt" style:font-size-asian="10pt" style:font-size-complex="10pt" fo:language="en" fo:country="IE"/>
    </style:style>
    <style:style style:name="T102" style:parent-style-name="DefaultParagraphFont" style:family="text">
      <style:text-properties style:font-name="Calibri" style:font-name-complex="Calibri" fo:font-style="italic" style:font-style-asian="italic" style:font-style-complex="italic" fo:font-size="10pt" style:font-size-asian="10pt" style:font-size-complex="10pt" fo:language="en" fo:country="IE"/>
    </style:style>
    <style:style style:name="T103"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04" style:parent-style-name="DefaultParagraphFont" style:family="text">
      <style:text-properties style:font-name="Calibri" style:font-name-complex="Calibri" fo:font-size="10pt" style:font-size-asian="10pt" style:font-size-complex="10pt" fo:language="en" fo:country="IE"/>
    </style:style>
    <style:style style:name="T105" style:parent-style-name="DefaultParagraphFont" style:family="text">
      <style:text-properties style:font-name="Calibri" style:font-name-complex="Calibri" fo:font-style="italic" style:font-style-asian="italic" style:font-style-complex="italic" fo:font-size="10pt" style:font-size-asian="10pt" style:font-size-complex="10pt" fo:language="en" fo:country="IE"/>
    </style:style>
    <style:style style:name="T106" style:parent-style-name="DefaultParagraphFont" style:family="text">
      <style:text-properties style:font-name="Calibri" style:font-name-complex="Calibri" fo:font-size="10pt" style:font-size-asian="10pt" style:font-size-complex="10pt" fo:language="en" fo:country="IE"/>
    </style:style>
    <style:style style:name="P107" style:parent-style-name="Normal" style:family="paragraph">
      <style:text-properties style:font-name="Calibri" style:font-name-complex="Calibri" fo:font-weight="bold" style:font-weight-asian="bold" style:font-weight-complex="bold" fo:font-size="10pt" style:font-size-asian="10pt" style:font-size-complex="10pt" fo:language="en" fo:country="IE"/>
    </style:style>
    <style:style style:name="P108" style:parent-style-name="Normal" style:list-style-name="LFO13" style:family="paragraph"/>
    <style:style style:name="T10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10" style:parent-style-name="Normal" style:list-style-name="LFO13" style:family="paragraph"/>
    <style:style style:name="T111"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12"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13"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1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15" style:parent-style-name="DefaultParagraphFont" style:family="text">
      <style:text-properties style:font-name="Calibri" style:font-name-complex="Calibri" fo:font-size="10pt" style:font-size-asian="10pt" style:font-size-complex="10pt" fo:language="en" fo:country="IE"/>
    </style:style>
    <style:style style:name="T116" style:parent-style-name="DefaultParagraphFont" style:family="text">
      <style:text-properties style:font-name="Calibri" style:font-name-complex="Calibri" fo:font-size="10pt" style:font-size-asian="10pt" style:font-size-complex="10pt" fo:language="en" fo:country="IE"/>
    </style:style>
    <style:style style:name="T117" style:parent-style-name="DefaultParagraphFont" style:family="text">
      <style:text-properties style:font-name="Calibri" style:font-name-complex="Calibri" fo:font-size="10pt" style:font-size-asian="10pt" style:font-size-complex="10pt" fo:language="en" fo:country="IE"/>
    </style:style>
    <style:style style:name="T118"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1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20"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21" style:parent-style-name="Normal" style:list-style-name="LFO18" style:family="paragraph">
      <style:text-properties style:font-name="Calibri" style:font-name-complex="Calibri" fo:font-size="10pt" style:font-size-asian="10pt" style:font-size-complex="10pt" fo:language="en" fo:country="IE"/>
    </style:style>
    <style:style style:name="P122" style:parent-style-name="Normal" style:list-style-name="LFO18" style:family="paragraph">
      <style:text-properties style:font-name="Calibri" style:font-name-complex="Calibri" fo:font-size="10pt" style:font-size-asian="10pt" style:font-size-complex="10pt" fo:language="en" fo:country="IE"/>
    </style:style>
    <style:style style:name="P123" style:parent-style-name="Normal" style:list-style-name="LFO18" style:family="paragraph">
      <style:text-properties style:font-name="Calibri" style:font-name-complex="Calibri" fo:font-size="10pt" style:font-size-asian="10pt" style:font-size-complex="10pt" fo:language="en" fo:country="IE"/>
    </style:style>
    <style:style style:name="T12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2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2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27" style:parent-style-name="Normal" style:list-style-name="LFO19" style:family="paragraph">
      <style:text-properties style:font-name="Calibri" style:font-name-complex="Calibri" fo:font-size="10pt" style:font-size-asian="10pt" style:font-size-complex="10pt" fo:language="en" fo:country="IE"/>
    </style:style>
    <style:style style:name="P128" style:parent-style-name="Normal" style:list-style-name="LFO19" style:family="paragraph">
      <style:text-properties style:font-name="Calibri" style:font-name-complex="Calibri" fo:font-size="10pt" style:font-size-asian="10pt" style:font-size-complex="10pt" fo:language="en" fo:country="IE"/>
    </style:style>
    <style:style style:name="T12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30"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31"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32" style:parent-style-name="Normal" style:list-style-name="LFO20" style:family="paragraph">
      <style:text-properties style:font-name="Calibri" style:font-name-complex="Calibri" fo:font-size="10pt" style:font-size-asian="10pt" style:font-size-complex="10pt" fo:language="en" fo:country="IE"/>
    </style:style>
    <style:style style:name="P133" style:parent-style-name="Normal" style:list-style-name="LFO20" style:family="paragraph">
      <style:text-properties style:font-name="Calibri" style:font-name-complex="Calibri" fo:font-size="10pt" style:font-size-asian="10pt" style:font-size-complex="10pt" fo:language="en" fo:country="IE"/>
    </style:style>
    <style:style style:name="T13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3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3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37" style:parent-style-name="Normal" style:list-style-name="LFO21" style:family="paragraph">
      <style:text-properties style:font-name="Calibri" style:font-name-complex="Calibri" fo:font-size="10pt" style:font-size-asian="10pt" style:font-size-complex="10pt" fo:language="en" fo:country="IE"/>
    </style:style>
    <style:style style:name="P138" style:parent-style-name="Normal" style:list-style-name="LFO21" style:family="paragraph">
      <style:text-properties style:font-name="Calibri" style:font-name-complex="Calibri" fo:font-size="10pt" style:font-size-asian="10pt" style:font-size-complex="10pt" fo:language="en" fo:country="IE"/>
    </style:style>
    <style:style style:name="T139"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40"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41"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42" style:parent-style-name="Normal" style:list-style-name="LFO22" style:family="paragraph">
      <style:text-properties style:font-name="Calibri" style:font-name-complex="Calibri" fo:font-size="10pt" style:font-size-asian="10pt" style:font-size-complex="10pt" fo:language="en" fo:country="IE"/>
    </style:style>
    <style:style style:name="P143" style:parent-style-name="Normal" style:list-style-name="LFO22" style:family="paragraph">
      <style:text-properties style:font-name="Calibri" style:font-name-complex="Calibri" fo:font-size="10pt" style:font-size-asian="10pt" style:font-size-complex="10pt" fo:language="en" fo:country="IE"/>
    </style:style>
    <style:style style:name="T144"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4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4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47" style:parent-style-name="Normal" style:list-style-name="LFO23" style:family="paragraph">
      <style:text-properties style:font-name="Calibri" style:font-name-complex="Calibri" fo:font-size="10pt" style:font-size-asian="10pt" style:font-size-complex="10pt" fo:language="en" fo:country="IE"/>
    </style:style>
    <style:style style:name="P148" style:parent-style-name="Normal" style:list-style-name="LFO23" style:family="paragraph">
      <style:text-properties style:font-name="Calibri" style:font-name-complex="Calibri" fo:font-size="10pt" style:font-size-asian="10pt" style:font-size-complex="10pt" fo:language="en" fo:country="IE"/>
    </style:style>
    <style:style style:name="P149" style:parent-style-name="Normal" style:list-style-name="LFO23" style:family="paragraph">
      <style:text-properties style:font-name="Calibri" style:font-name-complex="Calibri" fo:font-size="10pt" style:font-size-asian="10pt" style:font-size-complex="10pt" fo:language="en" fo:country="IE"/>
    </style:style>
    <style:style style:name="P150" style:parent-style-name="Normal" style:list-style-name="LFO23" style:family="paragraph">
      <style:text-properties style:font-name="Calibri" style:font-name-complex="Calibri" fo:font-size="10pt" style:font-size-asian="10pt" style:font-size-complex="10pt" fo:language="en" fo:country="IE"/>
    </style:style>
    <style:style style:name="P151" style:parent-style-name="Normal" style:list-style-name="LFO23" style:family="paragraph">
      <style:text-properties style:font-name="Calibri" style:font-name-complex="Calibri" fo:font-size="10pt" style:font-size-asian="10pt" style:font-size-complex="10pt" fo:language="en" fo:country="IE"/>
    </style:style>
    <style:style style:name="P152" style:parent-style-name="Normal" style:list-style-name="LFO23" style:family="paragraph">
      <style:text-properties style:font-name="Calibri" style:font-name-complex="Calibri" fo:font-size="10pt" style:font-size-asian="10pt" style:font-size-complex="10pt" fo:language="en" fo:country="IE"/>
    </style:style>
    <style:style style:name="P153" style:parent-style-name="Normal" style:list-style-name="LFO23" style:family="paragraph">
      <style:text-properties style:font-name="Calibri" style:font-name-complex="Calibri" fo:font-size="10pt" style:font-size-asian="10pt" style:font-size-complex="10pt" fo:language="en" fo:country="IE"/>
    </style:style>
    <style:style style:name="P154" style:parent-style-name="Normal" style:list-style-name="LFO23" style:family="paragraph">
      <style:text-properties style:font-name="Calibri" style:font-name-complex="Calibri" fo:font-size="10pt" style:font-size-asian="10pt" style:font-size-complex="10pt" fo:language="en" fo:country="IE"/>
    </style:style>
    <style:style style:name="T155"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56"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T157" style:parent-style-name="DefaultParagraphFont" style:family="text">
      <style:text-properties style:font-name="Calibri" style:font-name-complex="Calibri" fo:font-weight="bold" style:font-weight-asian="bold" style:font-weight-complex="bold" fo:font-size="10pt" style:font-size-asian="10pt" style:font-size-complex="10pt" fo:language="en" fo:country="IE"/>
    </style:style>
    <style:style style:name="P158" style:parent-style-name="Normal" style:list-style-name="LFO24" style:family="paragraph">
      <style:text-properties style:font-name="Calibri" style:font-name-complex="Calibri" fo:font-size="10pt" style:font-size-asian="10pt" style:font-size-complex="10pt" fo:language="en" fo:country="IE"/>
    </style:style>
    <style:style style:name="P159" style:parent-style-name="Normal" style:list-style-name="LFO24" style:family="paragraph">
      <style:text-properties style:font-name="Calibri" style:font-name-complex="Calibri" fo:font-size="10pt" style:font-size-asian="10pt" style:font-size-complex="10pt" fo:language="en" fo:country="IE"/>
    </style:style>
    <style:style style:name="P160" style:parent-style-name="Normal" style:list-style-name="LFO24" style:family="paragraph">
      <style:text-properties style:font-name="Calibri" style:font-name-complex="Calibri" fo:font-size="10pt" style:font-size-asian="10pt" style:font-size-complex="10pt" fo:language="en" fo:country="IE"/>
    </style:style>
    <style:style style:name="P161" style:parent-style-name="Normal" style:list-style-name="LFO24" style:family="paragraph">
      <style:text-properties style:font-name="Calibri" style:font-name-complex="Calibri" fo:font-size="10pt" style:font-size-asian="10pt" style:font-size-complex="10pt" fo:language="en" fo:country="IE"/>
    </style:style>
    <style:style style:name="P162" style:parent-style-name="Normal" style:list-style-name="LFO24" style:family="paragraph">
      <style:text-properties style:font-name="Calibri" style:font-name-complex="Calibri" fo:font-size="10pt" style:font-size-asian="10pt" style:font-size-complex="10pt" fo:language="en" fo:country="IE"/>
    </style:style>
    <style:style style:name="P163" style:parent-style-name="Normal" style:family="paragraph">
      <style:text-properties style:font-name="Calibri" style:font-name-complex="Calibri" fo:font-size="10pt" style:font-size-asian="10pt" style:font-size-complex="10pt" fo:language="en" fo:country="IE"/>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JOSEPH RAJU MYLA</text:p>
      <text:p text:style-name="Normal"><text:span text:style-name="T2">Revenue Operations | BI Analyst | Data &amp; Forecasting Specialist</text:span><text:span text:style-name="T3"><text:line-break/>Dublin, Ireland</text:span><text:span text:style-name="T4"><text:line-break/></text:span><text:span text:style-name="T5">📞</text:span><text:span text:style-name="T6"><text:s/>+353 83 392 6542 |<text:s/></text:span><text:span text:style-name="T7">✉️</text:span><text:span text:style-name="T8"><text:s/>josephmyla987@gmail.com</text:span><text:span text:style-name="T9"><text:line-break/>LinkedIn: linkedin.com/in/joseph-raju-myla-18979514a</text:span></text:p>
      <text:p text:style-name="Normal"><text:span text:style-name="T10"><draw:custom-shape svg:x="0in" svg:y="0in" svg:width="45.51042in" svg:height="0.00139in" draw:z-index="0" draw:id="id0" draw:style-name="a0" draw:name="Horizontal Line 49" text:anchor-type="as-char"><svg:title/><svg:desc/><draw:enhanced-geometry draw:type="non-primitive" svg:viewBox="0 0 21600 21600" draw:enhanced-path="M 0 0 L 21600 0 21600 21600 0 21600 Z N"/></draw:custom-shape></text:span></text:p>
      <text:p text:style-name="P11">PROFESSIONAL SUMMARY</text:p>
      <text:p text:style-name="P12">Results-driven Business Intelligence and Data Analytics professional with experience in forecasting, pipeline analytics, cross-functional collaboration, and automation. Skilled at translating complex data into clear insights, refining analytical models, and improving revenue predictability. Demonstrated ability to partner with sales, finance, and product teams to optimize processes, build dashboards, and support strategic planning. Adept in SQL, data visualization, and performance analysis, with a strong commitment to driving business outcomes through data-driven recommendations.</text:p>
      <text:p text:style-name="Normal"><text:span text:style-name="T13"><draw:custom-shape svg:x="0in" svg:y="0in" svg:width="45.51042in" svg:height="0.00139in" draw:z-index="0" draw:id="id1" draw:style-name="a1" draw:name="Horizontal Line 50" text:anchor-type="as-char"><svg:title/><svg:desc/><draw:enhanced-geometry draw:type="non-primitive" svg:viewBox="0 0 21600 21600" draw:enhanced-path="M 0 0 L 21600 0 21600 21600 0 21600 Z N"/></draw:custom-shape></text:span></text:p>
      <text:p text:style-name="P14">CORE COMPETENCIES</text:p>
      <text:p text:style-name="P15"><text:span text:style-name="T16">Sales Forecasting &amp; Pipeline Analytics | SQL &amp; ETL / Data Pipeline Development | Dashboarding &amp; BI Tools (Tableau, Excel)</text:span><text:span text:style-name="T17"><text:s/>|<text:s/></text:span><text:span text:style-name="T18">Variance &amp; Risk Assessment | Cross-Functional Collaboration | Process Optimization &amp; Automation</text:span><text:span text:style-name="T19"><text:s/></text:span><text:span text:style-name="T20">Data-Driven Insights &amp; Reporting | Stakeholder Communication &amp; Presentation | Performance Measurement &amp; KPI Monitoring</text:span><text:span text:style-name="T21"><text:s/>|<text:s/></text:span><text:span text:style-name="T22">Problem Solving &amp; Root Cause Analysis</text:span></text:p>
      <text:p text:style-name="Normal"><text:span text:style-name="T23"><draw:custom-shape svg:x="0in" svg:y="0in" svg:width="45.51042in" svg:height="0.00139in" draw:z-index="0" draw:id="id2" draw:style-name="a2" draw:name="Horizontal Line 51" text:anchor-type="as-char"><svg:title/><svg:desc/><draw:enhanced-geometry draw:type="non-primitive" svg:viewBox="0 0 21600 21600" draw:enhanced-path="M 0 0 L 21600 0 21600 21600 0 21600 Z N"/></draw:custom-shape></text:span></text:p>
      <text:p text:style-name="P24">TECHNICAL SKILLS</text:p>
      <text:list text:style-name="LFO14" text:continue-numbering="true">
        <text:list-item>
          <text:p text:style-name="P25"><text:span text:style-name="T26">Programming &amp; Tools:</text:span><text:span text:style-name="T27"><text:s/>SQL (advanced), Python, Tableau, Excel (advanced dashboards &amp; modelling)</text:span></text:p>
        </text:list-item>
        <text:list-item>
          <text:p text:style-name="P28"><text:span text:style-name="T29">Data Processing:</text:span><text:span text:style-name="T30"><text:s/>ETL, forecasting dashboards, KPI tracking, variance analysis</text:span></text:p>
        </text:list-item>
        <text:list-item>
          <text:p text:style-name="P31"><text:span text:style-name="T32">Automation:</text:span><text:span text:style-name="T33"><text:s/>Script automation, report modernization</text:span></text:p>
        </text:list-item>
      </text:list>
      <text:p text:style-name="Normal"><text:span text:style-name="T34"><draw:custom-shape svg:x="0in" svg:y="0in" svg:width="45.51042in" svg:height="0.00139in" draw:z-index="0" draw:id="id3" draw:style-name="a3" draw:name="Horizontal Line 75" text:anchor-type="as-char"><svg:title/><svg:desc/><draw:enhanced-geometry draw:type="non-primitive" svg:viewBox="0 0 21600 21600" draw:enhanced-path="M 0 0 L 21600 0 21600 21600 0 21600 Z N"/></draw:custom-shape></text:span></text:p>
      <text:p text:style-name="P35">PROFESSIONAL EXPERIENCE</text:p>
      <text:p text:style-name="P36">Amazon – Dublin, Ireland</text:p>
      <text:p text:style-name="Normal"><text:span text:style-name="T37">Operations Associate – Process &amp; Data Quality Support</text:span><text:span text:style-name="T38"><text:s text:c="3"/></text:span><text:span text:style-name="T39">Oct 2025 – Present</text:span><text:span text:style-name="T40"><text:line-break/></text:span></text:p>
      <text:list text:style-name="LFO16" text:continue-numbering="true">
        <text:list-item>
          <text:p text:style-name="P41"><text:span text:style-name="T42">Analyzed operational and enterprise data to support<text:s/></text:span><text:span text:style-name="T43">forecasting and reporting for 10+ internal metrics</text:span><text:span text:style-name="T44">, contributing to performance planning and trend tracking.</text:span></text:p>
        </text:list-item>
        <text:list-item>
          <text:p text:style-name="P45"><text:span text:style-name="T46">Wrote and optimized<text:s/></text:span><text:span text:style-name="T47">SQL queries processing over 5M+ records weekly</text:span><text:span text:style-name="T48"><text:s/>for accuracy, validation, and reporting readiness.</text:span></text:p>
        </text:list-item>
        <text:list-item>
          <text:p text:style-name="P49"><text:span text:style-name="T50">Built and maintained<text:s/></text:span><text:span text:style-name="T51">10+ interactive dashboards</text:span><text:span text:style-name="T52"><text:s/>delivering real-time visibility into key performance metrics for cross-functional teams.</text:span></text:p>
        </text:list-item>
        <text:list-item>
          <text:p text:style-name="P53"><text:span text:style-name="T54">Collaborated with<text:s/></text:span><text:span text:style-name="T55">5+ teams</text:span><text:span text:style-name="T56"><text:s/>(operations, technical, business) to standardize data definitions and align forecasting assumptions.</text:span></text:p>
        </text:list-item>
        <text:list-item>
          <text:p text:style-name="P57"><text:span text:style-name="T58">Identified and automated<text:s/></text:span><text:span text:style-name="T59">manual processes affecting 15+ recurring reports</text:span><text:span text:style-name="T60">, improving reliability and reducing manual effort by<text:s/></text:span><text:span text:style-name="T61">~30%</text:span><text:span text:style-name="T62">.</text:span></text:p>
        </text:list-item>
        <text:list-item>
          <text:p text:style-name="P63"><text:span text:style-name="T64">Supported investigations into data anomalies and performance gaps, driving corrective actions communicated to stakeholders<text:s/></text:span><text:span text:style-name="T65">weekly</text:span><text:span text:style-name="T66">.</text:span></text:p>
        </text:list-item>
      </text:list>
      <text:p text:style-name="Normal"><text:span text:style-name="T67"><draw:custom-shape svg:x="0in" svg:y="0in" svg:width="45.51042in" svg:height="0.00139in" draw:z-index="0" draw:id="id4" draw:style-name="a4" draw:name="Horizontal Line 72" text:anchor-type="as-char"><svg:title/><svg:desc/><draw:enhanced-geometry draw:type="non-primitive" svg:viewBox="0 0 21600 21600" draw:enhanced-path="M 0 0 L 21600 0 21600 21600 0 21600 Z N"/></draw:custom-shape></text:span></text:p>
      <text:p text:style-name="P68">Infosys Limited – India</text:p>
      <text:p text:style-name="Normal"><text:span text:style-name="T69">Data Analyst / Junior Data Engineering Support</text:span><text:span text:style-name="T70"><text:line-break/></text:span><text:span text:style-name="T71">Aug 2021 – Dec 2023</text:span></text:p>
      <text:list text:style-name="LFO17" text:continue-numbering="true">
        <text:list-item>
          <text:p text:style-name="P72"><text:span text:style-name="T73">Extracted, transformed, and analyzed data using SQL and Python from<text:s/></text:span><text:span text:style-name="T74">multiple systems totaling 500M+ rows</text:span><text:span text:style-name="T75">, improving reporting data quality.</text:span></text:p>
        </text:list-item>
        <text:list-item>
          <text:p text:style-name="P76"><text:span text:style-name="T77">Designed and automated<text:s/></text:span><text:span text:style-name="T78">50+ recurring reports</text:span><text:span text:style-name="T79">, resulting in a<text:s/></text:span><text:span text:style-name="T80">40+ hours/month reduction</text:span><text:span text:style-name="T81"><text:s/>in manual effort and consistent reporting pipelines.</text:span></text:p>
        </text:list-item>
        <text:list-item>
          <text:p text:style-name="P82"><text:span text:style-name="T83">Built and enhanced<text:s/></text:span><text:span text:style-name="T84">15+ dashboards</text:span><text:span text:style-name="T85"><text:s/>visualizing trends, variances, and KPIs for business stakeholders across units.</text:span></text:p>
        </text:list-item>
        <text:list-item>
          <text:p text:style-name="P86"><text:span text:style-name="T87">Collaborated directly with<text:s/></text:span><text:span text:style-name="T88">8+ internal stakeholders</text:span><text:span text:style-name="T89"><text:s/>to clarify analytical needs and translate requirements into scalable technical solutions.</text:span></text:p>
        </text:list-item>
        <text:list-item>
          <text:p text:style-name="P90"><text:span text:style-name="T91">Performed data reconciliation and validation across<text:s/></text:span><text:span text:style-name="T92">100+ datasets</text:span><text:span text:style-name="T93"><text:s/>to ensure reporting accuracy and support senior leadership decision-making.</text:span></text:p>
        </text:list-item>
        <text:list-item>
          <text:p text:style-name="P94"><text:span text:style-name="T95">Delivered insights that contributed to<text:s/></text:span><text:span text:style-name="T96">10+ process recommendations</text:span><text:span text:style-name="T97">, enhancing reporting accuracy and operational efficiency.</text:span></text:p>
        </text:list-item>
      </text:list>
      <text:p text:style-name="Normal"><text:span text:style-name="T98"><draw:custom-shape svg:x="0in" svg:y="0in" svg:width="45.51042in" svg:height="0.00139in" draw:z-index="0" draw:id="id5" draw:style-name="a5" draw:name="Horizontal Line 53" text:anchor-type="as-char"><svg:title/><svg:desc/><draw:enhanced-geometry draw:type="non-primitive" svg:viewBox="0 0 21600 21600" draw:enhanced-path="M 0 0 L 21600 0 21600 21600 0 21600 Z N"/></draw:custom-shape></text:span></text:p>
      <text:p text:style-name="P99">EDUCATION</text:p>
      <text:p text:style-name="Normal"><text:span text:style-name="T100">Master’s degree in data Analytics</text:span><text:span text:style-name="T101"><text:line-break/>National College of Ireland |<text:s/></text:span><text:span text:style-name="T102">2024 – 2025</text:span></text:p>
      <text:p text:style-name="Normal"><text:span text:style-name="T103">Bachelor’s degree in computer science and Engineering</text:span><text:span text:style-name="T104"><text:line-break/>Lovely Professional University |<text:s/></text:span><text:span text:style-name="T105">2016 – 2020</text:span></text:p>
      <text:p text:style-name="Normal"><text:span text:style-name="T106"><draw:custom-shape svg:x="0in" svg:y="0in" svg:width="45.51042in" svg:height="0.00139in" draw:z-index="0" draw:id="id6" draw:style-name="a6" draw:name="Horizontal Line 54" text:anchor-type="as-char"><svg:title/><svg:desc/><draw:enhanced-geometry draw:type="non-primitive" svg:viewBox="0 0 21600 21600" draw:enhanced-path="M 0 0 L 21600 0 21600 21600 0 21600 Z N"/></draw:custom-shape></text:span></text:p>
      <text:p text:style-name="P107">CERTIFICATIONS</text:p>
      <text:list text:style-name="LFO13" text:continue-numbering="true">
        <text:list-item>
          <text:p text:style-name="P108"><text:span text:style-name="T109">Deloitte – Data Analytics Job Simulation</text:span></text:p>
        </text:list-item>
        <text:list-item>
          <text:p text:style-name="P110"><text:span text:style-name="T111">IBM – Data Fundamentals</text:span></text:p>
        </text:list-item>
      </text:list>
      <text:p text:style-name="Normal"><text:span text:style-name="T112">What is the opportunity?</text:span><text:span text:style-name="T113"><text:line-break/></text:span><text:span text:style-name="T114"><text:line-break/></text:span><text:span text:style-name="T115">As a RevOps BI Analyst In Revenue Operations At Omnissa, Your Primary Focus Will Be On Driving Accurate And Actionable Sales Forecasting. You Will Analyze Pipeline Trends, Forecast Performance, And Identify Risks And Opportunities To Ensure Predictable Revenue Outcomes. By Leveraging Data-driven Insights, You Will Help Refine Forecasting Models, Improve Forecast Accuracy, And Provide Visibility Into Future Revenue. Your Work Will Enable Leadership To Make Informed Decisions, Align Resources Effectively, And Accelerate Growth Through Proactive Planning. Here Is a Breakdown</text:span><text:span text:style-name="T116"><text:line-break/></text:span><text:span text:style-name="T117"><text:line-break/></text:span><text:span text:style-name="T118">Sales Forecasting &amp; Pipeline Analytics</text:span><text:span text:style-name="T119"><text:line-break/></text:span><text:span text:style-name="T120"><text:line-break/></text:span></text:p>
      <text:soft-page-break/>
      <text:list text:style-name="LFO18" text:continue-numbering="true">
        <text:list-item>
          <text:p text:style-name="P121">Forecast Accuracy &amp; Predictability: Develop and refine forecasting models to improve accuracy and provide clear visibility into future revenue performance.</text:p>
        </text:list-item>
        <text:list-item>
          <text:p text:style-name="P122">Pipeline Health Analysis: Monitor and analyze pipeline trends, identify risks and opportunities, and deliver actionable insights to ensure predictable revenue outcomes.</text:p>
        </text:list-item>
        <text:list-item>
          <text:p text:style-name="P123">Variance &amp; Risk Assessment: Track forecast vs. actual performance, highlight variances, and recommend corrective actions to mitigate risk.<text:line-break/><text:line-break/></text:p>
        </text:list-item>
      </text:list>
      <text:p text:style-name="Normal"><text:span text:style-name="T124">Revenue Operations &amp; Process Optimization</text:span><text:span text:style-name="T125"><text:line-break/></text:span><text:span text:style-name="T126"><text:line-break/></text:span></text:p>
      <text:list text:style-name="LFO19" text:continue-numbering="true">
        <text:list-item>
          <text:p text:style-name="P127">Optimize Forecasting Workflows: Streamline forecasting and pipeline management processes to reduce friction and improve efficiency across GTM teams.</text:p>
        </text:list-item>
        <text:list-item>
          <text:p text:style-name="P128">Identify Bottlenecks: Analyze the sales funnel to uncover points of stagnation and collaborate cross-functionally to resolve issues impacting forecast reliability.<text:line-break/><text:line-break/></text:p>
        </text:list-item>
      </text:list>
      <text:p text:style-name="Normal"><text:span text:style-name="T129">Data Analysis &amp; Performance Insights</text:span><text:span text:style-name="T130"><text:line-break/></text:span><text:span text:style-name="T131"><text:line-break/></text:span></text:p>
      <text:list text:style-name="LFO20" text:continue-numbering="true">
        <text:list-item>
          <text:p text:style-name="P132">Forecasting Dashboards: Build and maintain dashboards that provide real-time visibility into forecast accuracy, pipeline health, and revenue projections.</text:p>
        </text:list-item>
        <text:list-item>
          <text:p text:style-name="P133">Data-Driven Recommendations: Use CRM and analytics tools to deliver insights that inform GTM strategy and improve forecasting precision.<text:line-break/><text:line-break/></text:p>
        </text:list-item>
      </text:list>
      <text:p text:style-name="Normal"><text:span text:style-name="T134">Cross-Functional Collaboration &amp; Support</text:span><text:span text:style-name="T135"><text:line-break/></text:span><text:span text:style-name="T136"><text:line-break/></text:span></text:p>
      <text:list text:style-name="LFO21" text:continue-numbering="true">
        <text:list-item>
          <text:p text:style-name="P137">Partner with Sales &amp; Finance: Work closely with Sales, Finance, and Marketing teams to align on forecasting assumptions, validate pipeline data, and support strategic planning.</text:p>
        </text:list-item>
        <text:list-item>
          <text:p text:style-name="P138">Enable Leadership Decisions: Provide clear, actionable insights that empower leadership to make informed decisions on resource allocation and revenue planning.<text:line-break/><text:line-break/></text:p>
        </text:list-item>
      </text:list>
      <text:p text:style-name="Normal"><text:span text:style-name="T139">Tools, Technology &amp; Automation</text:span><text:span text:style-name="T140"><text:line-break/></text:span><text:span text:style-name="T141"><text:line-break/></text:span></text:p>
      <text:list text:style-name="LFO22" text:continue-numbering="true">
        <text:list-item>
          <text:p text:style-name="P142">Leverage Forecasting Platforms: Utilize tools such as Salesforce, Clari, Tableau, and other analytics platforms to enhance forecasting accuracy and pipeline visibility.</text:p>
        </text:list-item>
        <text:list-item>
          <text:p text:style-name="P143">Automate Forecasting Processes: Identify opportunities for automation to reduce manual effort and improve scalability in forecasting and pipeline management.<text:line-break/><text:line-break/></text:p>
        </text:list-item>
      </text:list>
      <text:soft-page-break/>
      <text:p text:style-name="Normal"><text:span text:style-name="T144">What will you bring to Omnissa?<text:s/></text:span><text:span text:style-name="T145"><text:line-break/></text:span><text:span text:style-name="T146"><text:line-break/></text:span></text:p>
      <text:list text:style-name="LFO23" text:continue-numbering="true">
        <text:list-item>
          <text:p text:style-name="P147">Education: Bachelor’s degree in Business, Finance, Data Analytics, or a related field; advanced degree preferred.</text:p>
        </text:list-item>
        <text:list-item>
          <text:p text:style-name="P148">Experience: 5+ years in Revenue Operations, Sales Operations, or a similar role with a strong focus on forecasting and pipeline analytics in a SaaS, tech, or B2B environment.</text:p>
        </text:list-item>
        <text:list-item>
          <text:p text:style-name="P149">Forecasting Expertise: Proven ability to build, refine, and manage sales forecasting models; experience with pipeline health analysis and variance reporting.</text:p>
        </text:list-item>
        <text:list-item>
          <text:p text:style-name="P150">Technical Proficiency: Advanced knowledge of CRM systems (e.g., Salesforce), forecasting platforms (e.g., Clari), and BI tools (e.g., Tableau, Power BI). Strong Excel modeling and data manipulation skills required.</text:p>
        </text:list-item>
        <text:list-item>
          <text:p text:style-name="P151">Analytical Skills: Ability to interpret complex pipeline and revenue data, identify trends, and translate insights into actionable recommendations for leadership.</text:p>
        </text:list-item>
        <text:list-item>
          <text:p text:style-name="P152">Communication Skills: Skilled at presenting forecast insights clearly to both technical and non-technical stakeholders; ability to influence decision-making through data storytelling.</text:p>
        </text:list-item>
        <text:list-item>
          <text:p text:style-name="P153">Collaboration: Experience partnering with Sales, Finance, and Marketing teams to align on forecasting assumptions and improve forecast accuracy.</text:p>
        </text:list-item>
        <text:list-item>
          <text:p text:style-name="P154">Project Management: Strong organizational skills with the ability to manage multiple forecasting and analytics initiatives in a fast-paced environment.<text:line-break/><text:line-break/></text:p>
        </text:list-item>
      </text:list>
      <text:p text:style-name="Normal"><text:span text:style-name="T155">Desirable Traits</text:span><text:span text:style-name="T156"><text:line-break/></text:span><text:span text:style-name="T157"><text:line-break/></text:span></text:p>
      <text:list text:style-name="LFO24" text:continue-numbering="true">
        <text:list-item>
          <text:p text:style-name="P158">Process-Oriented: A strong understanding of revenue operations processes and experience in mapping and optimizing workflows to drive efficiency.</text:p>
        </text:list-item>
        <text:list-item>
          <text:p text:style-name="P159">Revenue-Focused: A deep understanding of KPIs that drive revenue growth</text:p>
        </text:list-item>
        <text:list-item>
          <text:p text:style-name="P160">Problem-Solver: Ability to analyze complex problems, identify root causes, and propose solutions to improve revenue outcomes.</text:p>
        </text:list-item>
        <text:list-item>
          <text:p text:style-name="P161">Tech-Savvy: A passion for leveraging technology to solve business problems, streamline processes, and enhance data visibility.</text:p>
        </text:list-item>
        <text:list-item>
          <text:p text:style-name="P162">Collaborative: A team player who thrives in a cross-functional, fast-paced environment and is comfortable working with teams across sales, marketing, product, and customer success.</text:p>
        </text:list-item>
      </text:list>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ohar Reddy Mukkamalla</meta:initial-creator>
    <dc:creator>Manohar Reddy Mukkamalla</dc:creator>
    <meta:creation-date>2026-01-23T17:05:00Z</meta:creation-date>
    <dc:date>2026-01-23T17:17:00Z</dc:date>
    <meta:print-date>2026-01-23T17:16:00Z</meta:print-date>
    <meta:template xlink:href="Normal" xlink:type="simple"/>
    <meta:editing-cycles>1</meta:editing-cycles>
    <meta:editing-duration>PT720S</meta:editing-duration>
    <meta:document-statistic meta:page-count="4" meta:paragraph-count="62" meta:word-count="1044" meta:character-count="8051" meta:row-count="164" meta:non-whitespace-character-count="7069"/>
  </office:meta>
</office:document-meta>
</file>